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text-properties fo:language="en" fo:country="US" style:font-style-complex="italic"/>
    </style:style>
    <style:style style:name="P4" style:family="paragraph" style:parent-style-name="Normal">
      <style:text-properties fo:font-size="16pt" fo:language="en" fo:country="US" style:font-size-asian="16pt"/>
    </style:style>
    <style:style style:name="P5" style:family="paragraph" style:parent-style-name="Corps_20_de_20_texte">
      <style:paragraph-properties fo:margin-top="0cm" fo:margin-bottom="0cm" loext:contextual-spacing="false"/>
    </style:style>
    <style:style style:name="P6" style:family="paragraph" style:parent-style-name="Titre_20_1">
      <style:text-properties fo:language="en" fo:country="US" officeooo:rsid="0004c7dc" officeooo:paragraph-rsid="0004c7dc"/>
    </style:style>
    <style:style style:name="P7" style:family="paragraph" style:parent-style-name="Titre_20_1" style:master-page-name="MP0">
      <style:paragraph-properties style:page-number="auto" fo:break-before="page"/>
      <style:text-properties fo:language="en" fo:country="US"/>
    </style:style>
    <style:style style:name="P8" style:family="paragraph" style:parent-style-name="Normal">
      <style:text-properties fo:font-size="16pt" fo:language="en" fo:country="US" style:font-size-asian="16pt"/>
    </style:style>
    <style:style style:name="P9" style:family="paragraph" style:parent-style-name="Normal">
      <style:text-properties fo:font-size="16pt" fo:language="en" fo:country="US" officeooo:rsid="0004c7dc" officeooo:paragraph-rsid="0004c7dc" style:font-size-asian="16pt"/>
    </style:style>
    <style:style style:name="P10" style:family="paragraph" style:parent-style-name="Normal">
      <style:text-properties fo:font-size="16pt" fo:language="en" fo:country="US" officeooo:rsid="0004c9b3" officeooo:paragraph-rsid="00069f5b" style:font-size-asian="16pt"/>
    </style:style>
    <style:style style:name="P11" style:family="paragraph" style:parent-style-name="Normal">
      <style:text-properties fo:language="en" fo:country="US" officeooo:rsid="0004c7dc" officeooo:paragraph-rsid="0004c7dc"/>
    </style:style>
    <style:style style:name="P12" style:family="paragraph" style:parent-style-name="Normal">
      <style:text-properties fo:language="en" fo:country="US" officeooo:rsid="00069f5b" officeooo:paragraph-rsid="00069f5b" style:font-style-complex="italic"/>
    </style:style>
    <style:style style:name="P13" style:family="paragraph" style:parent-style-name="Normal">
      <style:text-properties officeooo:paragraph-rsid="0004c9b3"/>
    </style:style>
    <style:style style:name="P14" style:family="paragraph" style:parent-style-name="Normal">
      <style:text-properties officeooo:paragraph-rsid="00069f5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4c9b3" style:font-style-asian="italic" style:font-style-complex="italic"/>
    </style:style>
    <style:style style:name="T5" style:family="text">
      <style:text-properties fo:language="en" fo:country="US" fo:font-style="italic" officeooo:rsid="00069f5b" style:font-style-asian="italic" style:font-style-complex="italic"/>
    </style:style>
    <style:style style:name="T6" style:family="text">
      <style:text-properties fo:language="en" fo:country="US" fo:font-style="italic" style:language-asian="fr" style:country-asian="FR" style:font-style-asian="italic" style:font-style-complex="italic"/>
    </style:style>
    <style:style style:name="T7" style:family="text">
      <style:text-properties fo:language="en" fo:country="US" officeooo:rsid="0004c7dc"/>
    </style:style>
    <style:style style:name="T8" style:family="text">
      <style:text-properties fo:color="#000000" style:font-name="Arial" fo:language="en" fo:country="US" fo:background-color="#ffffff" loext:char-shading-value="0" style:font-name-complex="Arial"/>
    </style:style>
    <style:style style:name="T9" style:family="text">
      <style:text-properties fo:color="#000000" style:font-name="Arial" fo:language="en" fo:country="US" style:language-asian="fr" style:country-asian="FR" style:font-name-complex="Arial"/>
    </style:style>
    <style:style style:name="T10" style:family="text">
      <style:text-properties fo:font-size="16pt" fo:language="en" fo:country="US" style:font-size-asian="16pt"/>
    </style:style>
    <style:style style:name="T11" style:family="text">
      <style:text-properties officeooo:rsid="0004c7dc"/>
    </style:style>
    <style:style style:name="T12" style:family="text">
      <style:text-properties officeooo:rsid="0004c9b3"/>
    </style:style>
    <style:style style:name="T13" style:family="text">
      <style:text-properties officeooo:rsid="00069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E56 Labs</text:h>
      <text:p text:style-name="Normal"><text:span text:style-name="Police_20_par_20_défaut"><text:span text:style-name="T1">Specification document model – </text:span></text:span><text:span text:style-name="Police_20_par_20_défaut"><text:span text:style-name="T2">DELIVER 10 pages AT MAXIMUM</text:span></text:span></text:p>
      <text:p text:style-name="P1"/>
      <text:p text:style-name="P1"/>
      <text:p text:style-name="P1">STUDENTS</text:p>
      <text:p text:style-name="P4"><text:span text:style-name="T11">TREHIOU</text:span> <text:span text:style-name="T11">PAUL</text:span></text:p>
      <text:p text:style-name="P9">SENE VICTOR</text:p>
      <text:p text:style-name="P9">WANG SIU</text:p>
      <text:p text:style-name="P9">GLANGINE GEOFFREY</text:p>
      <text:p text:style-name="P11"/>
      <text:p text:style-name="P11">Code division multiplexing in UMTS</text:p>
      <text:h text:style-name="P6" text:outline-level="1">XU</text:h>
      <text:p text:style-name="P1"/>
      <text:p text:style-name="Normal"><text:span text:style-name="T1">DOCUMENT VERSION </text:span></text:p>
      <text:p text:style-name="Normal"><text:span text:style-name="long_5f_text1"><text:span text:style-name="T8">Date:</text:span></text:span><text:span text:style-name="Police_20_par_20_défaut"><text:span text:style-name="T1"> (</text:span></text:span><text:span text:style-name="Police_20_par_20_défaut"><text:span text:style-name="T7">28</text:span></text:span><text:span text:style-name="Police_20_par_20_défaut"><text:span text:style-name="T1">/</text:span></text:span><text:span text:style-name="Police_20_par_20_défaut"><text:span text:style-name="T7">04</text:span></text:span><text:span text:style-name="Police_20_par_20_défaut"><text:span text:style-name="T1">/</text:span></text:span><text:span text:style-name="Police_20_par_20_défaut"><text:span text:style-name="T7">17</text:span></text:span><text:span text:style-name="Police_20_par_20_défaut"><text:span text:style-name="T1">)<text:tab/>Modify Chapter: </text:span></text:span><text:span text:style-name="Police_20_par_20_défaut"><text:span text:style-name="T7">all</text:span></text:span></text:p>
      <text:p text:style-name="P4"/>
      <text:p text:style-name="P1">TEACHER COMMENTS</text:p>
      <text:p text:style-name="P1">Date: </text:p>
      <text:p text:style-name="P1">Comments: </text:p>
      <text:p text:style-name="P1"/>
      <text:p text:style-name="P1"/>
      <text:p text:style-name="P2">---------------------------------------</text:p>
      <text:p text:style-name="P1"/>
      <text:p text:style-name="P4">1. PURPOSE OF THE SYSTEM FUNCTION (10 lines)</text:p>
      <text:p text:style-name="P4"/>
      <text:p text:style-name="P9">The main program will be able to simulate a basic UMTS communication with a large number of mobile phone and one antena.</text:p>
      <text:p text:style-name="P9">The antena and the mobile will be autonomous and <text:span text:style-name="T12">they can generate the gold codes for uplink and down link. After, the mobile phones and the antena, will use those codes in order to simulate a communication. </text:span></text:p>
      <text:p text:style-name="P10">All mobiles will be able to communicate with the antena at the same time. We will implement the simulation of interferences and retriving the messages from this signal.</text:p>
      <text:p text:style-name="P10"><text:span text:style-name="T13">We got the idea of entering one message to be sent from one mobile. The others mobiles will send random messages. After we decrypt the message in the global signal.</text:span></text:p>
      <text:p text:style-name="P12"><text:bookmark-start text:name="OLE_LINK1"/></text:p>
      <text:p text:style-name="P3"/>
      <text:p text:style-name="P3"/>
      <text:p text:style-name="P4">2. INPUT DATA AND PARAMETERS</text:p>
      <text:p text:style-name="P13"><text:bookmark-end text:name="OLE_LINK1"/><text:span text:style-name="Police_20_par_20_défaut"><text:span text:style-name="T4">Parameters : <text:s text:c="2"/></text:span></text:span><text:span text:style-name="Police_20_par_20_défaut"><text:span text:style-name="T5">number of mobile phone. </text:span></text:span></text:p>
      <text:p text:style-name="P13"><text:span text:style-name="Police_20_par_20_défaut"><text:span text:style-name="T5"><text:tab/><text:tab/>One message.</text:span></text:span></text:p>
      <text:p text:style-name="P1"/>
      <text:p text:style-name="P1"><text:soft-page-break/></text:p>
      <text:p text:style-name="P1"/>
      <text:p text:style-name="Normal"><text:span text:style-name="Police_20_par_20_défaut"><text:span text:style-name="T10">3. DESCRIPTION OF FORMULA AND ALGORITHM</text:span></text:span></text:p>
      <text:p text:style-name="Normal"><text:span text:style-name="Police_20_par_20_défaut"><text:span text:style-name="T3">(If your subject involves formulas, explain them in this section. Label and explain the variables used.)</text:span></text:span></text:p>
      <text:p text:style-name="Normal"><text:span text:style-name="Police_20_par_20_défaut"><text:span text:style-name="T3">(Describe the algorithm used. The description should not be in a computer language but in the form of a pseudo-code: « In programming, the pseudo-code is a way to describe an algorithm without reference to a particular programming language. The writing pseudo-code can often take well to the extent of the difficulty of implementing the algorithm, and develop a structured approach in its construction. (Wikipédia) ». Diagrams can be used too.)</text:span></text:span></text:p>
      <text:p text:style-name="P1"/>
      <text:p text:style-name="P1"/>
      <text:p text:style-name="P1"/>
      <text:p text:style-name="Normal"><text:span text:style-name="Police_20_par_20_défaut"><text:span text:style-name="T10">4. OUTPUT DATA</text:span></text:span></text:p>
      <text:p text:style-name="P14"><text:span text:style-name="Police_20_par_20_défaut"><text:span text:style-name="T5">Maybe graphical interface. </text:span></text:span></text:p>
      <text:p text:style-name="P14"><text:span text:style-name="Police_20_par_20_défaut"><text:span text:style-name="T5">The message decrypted by our system. </text:span></text:span></text:p>
      <text:p text:style-name="P1"/>
      <text:p text:style-name="P1"/>
      <text:p text:style-name="P1"/>
      <text:p text:style-name="P4">5. VALIDATION ON ONE EXAMPLE</text:p>
      <text:p text:style-name="Normal"><text:span text:style-name="Police_20_par_20_défaut"><text:span text:style-name="T3">(Describe one hand-made example of the algorithm steps. The purpose of this exercise is to verify the accuracy of your work. Take a reduced set of data to describe the inputs, the calculations made, and the outputs obtained.)</text:span></text:span></text:p>
      <text:p text:style-name="P1"/>
      <text:p text:style-name="P1"/>
      <text:p text:style-name="P1"/>
      <text:p text:style-name="Normal"><text:span text:style-name="Police_20_par_20_défaut"><text:span text:style-name="T10">6. BIBLIOGRAPHY USED</text:span></text:span></text:p>
      <text:p text:style-name="P5"><text:span text:style-name="Police_20_par_20_défaut"><text:span text:style-name="T3">(</text:span></text:span><text:span text:style-name="Police_20_par_20_défaut"><text:span text:style-name="T6">Describe the list all the references you found to your project: title, author, year of publication, website, etc</text:span></text:span><text:span text:style-name="long_5f_text1"><text:span text:style-name="T9">.)</text:span>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hyphenation-ladder-count="no-limit" fo:keep-with-next="always"/>
      <style:text-properties fo:font-size="16pt" style:font-size-asian="16pt" fo:hyphenate="false"/>
    </style:style>
    <style:style style:name="Titre_20_2" style:display-name="Titre 2" style:family="paragraph" style:parent-style-name="Normal" style:next-style-name="Normal" style:default-outline-level="2">
      <style:paragraph-properties fo:hyphenation-ladder-count="no-limit" fo:keep-with-next="always"/>
      <style:text-properties fo:font-style="italic" style:font-style-asian="italic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Corps_20_de_20_texte" style:display-name="Corps de texte" style:family="paragraph" style:parent-style-name="Normal">
      <style:paragraph-properties fo:margin-top="0.423cm" fo:margin-bottom="0cm" loext:contextual-spacing="false" fo:text-align="justify" style:justify-single-word="false" fo:hyphenation-ladder-count="no-limit"/>
      <style:text-properties style:language-asian="ar" style:country-asian="SA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ong_5f_text1" style:display-name="long_text1" style:family="text" style:parent-style-name="Police_20_par_20_défaut">
      <style:text-properties fo:font-size="10pt" style:font-size-asian="10pt" style:font-size-complex="10pt"/>
    </style:style>
    <style:style style:name="short_5f_text1" style:display-name="short_text1" style:family="text" style:parent-style-name="Police_20_par_20_défaut">
      <style:text-properties fo:font-size="14.5pt" style:font-size-asian="14.5pt" style:font-size-complex="14.5pt"/>
    </style:style>
    <style:style style:name="medium_5f_text1" style:display-name="medium_text1" style:family="text" style:parent-style-name="Police_20_par_20_défau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title>TP RE56 2007</dc:title>
    <meta:initial-creator>acaminad</meta:initial-creator>
    <meta:creation-date>2012-03-23T16:25:00Z</meta:creation-date>
    <dc:date>2017-04-28T16:38:30.721811216</dc:date>
    <meta:editing-cycles>4</meta:editing-cycles>
    <meta:editing-duration>PT6M26S</meta:editing-duration>
    <meta:document-statistic meta:table-count="0" meta:image-count="0" meta:object-count="0" meta:page-count="2" meta:paragraph-count="33" meta:word-count="344" meta:character-count="2121" meta:non-whitespace-character-count="1798"/>
    <meta:template xlink:type="simple" xlink:actuate="onRequest" xlink:title="" xlink:href="../../../../../../tmp/mozilla_kwidz0/NAME1_NAME2_TITLE.ODT/Normal"/>
  </office:meta>
</office:document-meta>
</file>